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re 1</text:h>
      <text:h text:style-name="Heading_20_2" text:outline-level="2">Titre 2</text:h>
      <text:p text:style-name="Text_20_body">Bla bla bla</text:p>
      <text:p text:style-name="Preformatted_20_Text">${hello.c}</text:p>
      <text:p text:style-name="Text_20_body">Bli bli b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4T15:43:39</meta:creation-date>
    <dc:date>2011-06-24T22:14:16</dc:date>
    <meta:editing-duration>PT1M59S</meta:editing-duration>
    <meta:editing-cycles>4</meta:editing-cycles>
    <meta:generator>LibreOffice/3.3$Unix LibreOffice_project/330m19$Build-202</meta:generator>
    <meta:document-statistic meta:table-count="0" meta:image-count="0" meta:object-count="0" meta:page-count="1" meta:paragraph-count="5" meta:word-count="11" meta:character-count="46"/>
  </office:meta>
</office:document-meta>
</file>